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2896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1dbf6" officeooo:paragraph-rsid="0011dbf6" style:font-weight-asian="bold" style:font-weight-complex="bold"/>
    </style:style>
    <style:style style:name="P2" style:family="paragraph" style:parent-style-name="Standard" style:list-style-name="L1">
      <style:paragraph-properties fo:text-align="start" style:justify-single-word="false"/>
      <style:text-properties fo:font-size="15pt" fo:language="de" fo:country="DE" style:text-underline-style="none" fo:font-weight="normal" officeooo:rsid="0011dbf6" officeooo:paragraph-rsid="0011dbf6" style:font-size-asian="13.1000003814697pt" style:font-weight-asian="normal" style:font-size-complex="15pt" style:font-weight-complex="normal"/>
    </style:style>
    <style:style style:name="P3" style:family="paragraph" style:parent-style-name="Standard" style:list-style-name="L12">
      <style:paragraph-properties fo:text-align="start" style:justify-single-word="false"/>
      <style:text-properties fo:font-size="15pt" fo:language="de" fo:country="DE" style:text-underline-style="none" fo:font-weight="normal" officeooo:rsid="0011dbf6" officeooo:paragraph-rsid="0012cb48"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fo:language="de" fo:country="DE" style:text-underline-style="none" fo:font-weight="normal" officeooo:rsid="0011dbf6" officeooo:paragraph-rsid="0012cb48" style:font-size-asian="13.1000003814697pt" style:font-weight-asian="normal" style:font-size-complex="15pt" style:font-weight-complex="normal"/>
    </style:style>
    <style:style style:name="P5" style:family="paragraph" style:parent-style-name="Standard" style:list-style-name="L5">
      <style:paragraph-properties fo:text-align="start" style:justify-single-word="false"/>
      <style:text-properties fo:font-size="15pt" fo:language="de" fo:country="DE" style:text-underline-style="none" fo:font-weight="normal" officeooo:rsid="0012cb48" officeooo:paragraph-rsid="0012cb48" style:font-size-asian="13.1000003814697pt" style:font-weight-asian="normal" style:font-size-complex="15pt" style:font-weight-complex="normal"/>
    </style:style>
    <style:style style:name="P6" style:family="paragraph" style:parent-style-name="Standard" style:list-style-name="L7">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7" style:family="paragraph" style:parent-style-name="Standard" style:list-style-name="L9">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8" style:family="paragraph" style:parent-style-name="Standard" style:list-style-name="L11">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489a9" officeooo:paragraph-rsid="001489a9"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style:text-underline-style="solid" style:text-underline-width="auto" style:text-underline-color="font-color" fo:font-weight="bold" officeooo:rsid="0024c199" officeooo:paragraph-rsid="0024c199" style:font-size-asian="15pt" style:font-weight-asian="bold" style:font-size-complex="15pt" style:font-weight-complex="bold"/>
    </style:style>
    <style:style style:name="P12" style:family="paragraph" style:parent-style-name="Standard" style:list-style-name="L13">
      <style:paragraph-properties fo:text-align="start" style:justify-single-word="false"/>
      <style:text-properties officeooo:paragraph-rsid="001cb929"/>
    </style:style>
    <style:style style:name="P13" style:family="paragraph" style:parent-style-name="Standard">
      <style:paragraph-properties fo:text-align="start" style:justify-single-word="false"/>
      <style:text-properties officeooo:paragraph-rsid="0025649b"/>
    </style:style>
    <style:style style:name="P14" style:family="paragraph" style:parent-style-name="Standard" style:list-style-name="L2">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16" style:family="paragraph" style:parent-style-name="Standard" style:list-style-name="L6">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17" style:family="paragraph" style:parent-style-name="Standard" style:list-style-name="L6">
      <style:paragraph-properties fo:text-align="start" style:justify-single-word="false"/>
      <style:text-properties fo:font-size="12pt" fo:language="de" fo:country="DE" style:text-underline-style="none" fo:font-weight="normal" officeooo:rsid="00131d96" officeooo:paragraph-rsid="00131d9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de" fo:country="DE" style:text-underline-style="none" fo:font-weight="normal" officeooo:rsid="001489a9" officeooo:paragraph-rsid="001489a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de" fo:country="DE" style:text-underline-style="none" fo:font-weight="normal" officeooo:rsid="0017ede8" officeooo:paragraph-rsid="001489a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de" fo:country="DE" style:text-underline-style="none" fo:font-weight="normal" officeooo:rsid="001852e9" officeooo:paragraph-rsid="001852e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de" fo:country="DE" style:text-underline-style="none" fo:font-weight="normal" officeooo:rsid="0019b4b7" officeooo:paragraph-rsid="0019b4b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de" fo:country="DE" style:text-underline-style="none" fo:font-weight="normal" officeooo:rsid="001cb929" officeooo:paragraph-rsid="001cb929" style:font-size-asian="10.5pt" style:font-weight-asian="normal" style:font-size-complex="12pt" style:font-weight-complex="normal"/>
    </style:style>
    <style:style style:name="P23" style:family="paragraph" style:parent-style-name="Standard" style:list-style-name="L25">
      <style:paragraph-properties fo:text-align="start" style:justify-single-word="false"/>
      <style:text-properties fo:font-size="12pt" fo:language="de" fo:country="DE" style:text-underline-style="none" fo:font-weight="normal" officeooo:rsid="00226e4a" officeooo:paragraph-rsid="00226e4a" style:font-size-asian="10.5pt" style:font-weight-asian="normal" style:font-size-complex="12pt" style:font-weight-complex="normal"/>
    </style:style>
    <style:style style:name="P24" style:family="paragraph" style:parent-style-name="Standard" style:list-style-name="L8">
      <style:paragraph-properties fo:text-align="start" style:justify-single-word="false"/>
      <style:text-properties fo:font-size="12pt" fo:language="de" fo:country="DE" style:text-underline-style="none" fo:font-weight="normal" officeooo:rsid="00131d96" officeooo:paragraph-rsid="00131d96" style:font-size-asian="12pt" style:font-weight-asian="normal" style:font-size-complex="12pt" style:font-weight-complex="normal"/>
    </style:style>
    <style:style style:name="P25" style:family="paragraph" style:parent-style-name="Standard" style:list-style-name="L10">
      <style:paragraph-properties fo:text-align="start" style:justify-single-word="false"/>
      <style:text-properties fo:font-size="12pt" fo:language="de" fo:country="DE" style:text-underline-style="none" fo:font-weight="normal" officeooo:rsid="00131d96" officeooo:paragraph-rsid="00131d96" style:font-size-asian="12pt" style:font-weight-asian="normal" style:font-size-complex="12pt" style:font-weight-complex="normal"/>
    </style:style>
    <style:style style:name="P26" style:family="paragraph" style:parent-style-name="Standard" style:list-style-name="L4">
      <style:paragraph-properties fo:text-align="start" style:justify-single-word="false"/>
      <style:text-properties fo:font-size="12pt" fo:language="de" fo:country="DE" officeooo:rsid="0017d06d" officeooo:paragraph-rsid="0017d06d" style:font-size-asian="10.5pt" style:font-size-complex="12pt"/>
    </style:style>
    <style:style style:name="P27" style:family="paragraph" style:parent-style-name="Standard">
      <style:paragraph-properties fo:text-align="start" style:justify-single-word="false"/>
      <style:text-properties fo:font-size="12pt" style:text-underline-style="none" fo:font-weight="normal" officeooo:rsid="0024c199" officeooo:paragraph-rsid="0024c19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24c199" officeooo:paragraph-rsid="002eb09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5649b" officeooo:paragraph-rsid="0025649b" style:font-size-asian="10.5pt" style:font-weight-asian="normal" style:font-size-complex="12pt" style:font-weight-complex="normal"/>
    </style:style>
    <style:style style:name="P30" style:family="paragraph" style:parent-style-name="Standard" style:list-style-name="L26">
      <style:paragraph-properties fo:text-align="start" style:justify-single-word="false"/>
      <style:text-properties fo:font-size="12pt" style:text-underline-style="none" fo:font-weight="normal" officeooo:rsid="0025649b" officeooo:paragraph-rsid="0025649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59fb8" officeooo:paragraph-rsid="00259fb8" style:font-size-asian="10.5pt" style:font-weight-asian="normal" style:font-size-complex="12pt" style:font-weight-complex="normal"/>
    </style:style>
    <style:style style:name="P32" style:family="paragraph" style:parent-style-name="Standard" style:list-style-name="L27">
      <style:paragraph-properties fo:text-align="start" style:justify-single-word="false"/>
      <style:text-properties fo:font-size="12pt" style:text-underline-style="none" fo:font-weight="normal" officeooo:rsid="002997bf" officeooo:paragraph-rsid="002997bf" style:font-size-asian="10.5pt" style:font-weight-asian="normal" style:font-size-complex="12pt" style:font-weight-complex="normal"/>
    </style:style>
    <style:style style:name="P33" style:family="paragraph" style:parent-style-name="Standard" style:list-style-name="L29">
      <style:paragraph-properties fo:text-align="start" style:justify-single-word="false"/>
      <style:text-properties fo:font-size="12pt" style:text-underline-style="none" fo:font-weight="normal" officeooo:rsid="002afcca" officeooo:paragraph-rsid="002afcca"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31db77" officeooo:paragraph-rsid="0031db77" style:font-size-asian="10.5pt" style:font-weight-asian="normal" style:font-size-complex="12pt" style:font-weight-complex="normal"/>
    </style:style>
    <style:style style:name="P35" style:family="paragraph" style:parent-style-name="Standard" style:list-style-name="L30">
      <style:paragraph-properties fo:text-align="start" style:justify-single-word="false"/>
      <style:text-properties fo:font-size="12pt" style:text-underline-style="none" fo:font-weight="normal" officeooo:rsid="0034771b" officeooo:paragraph-rsid="0034771b" style:font-size-asian="10.5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fo:language="de" fo:country="DE" officeooo:paragraph-rsid="0012cb48"/>
    </style:style>
    <style:style style:name="P37"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489a9" officeooo:paragraph-rsid="001489a9" style:font-weight-asian="bold" style:font-weight-complex="bold"/>
    </style:style>
    <style:style style:name="P38" style:family="paragraph" style:parent-style-name="Standard" style:list-style-name="L14">
      <style:paragraph-properties fo:text-align="start" style:justify-single-word="false"/>
      <style:text-properties officeooo:rsid="001cb929" officeooo:paragraph-rsid="001cb929"/>
    </style:style>
    <style:style style:name="P39" style:family="paragraph" style:parent-style-name="Standard" style:list-style-name="L16">
      <style:paragraph-properties fo:text-align="start" style:justify-single-word="false"/>
      <style:text-properties officeooo:rsid="001cb929" officeooo:paragraph-rsid="001cb929"/>
    </style:style>
    <style:style style:name="P40" style:family="paragraph" style:parent-style-name="Standard" style:list-style-name="L17">
      <style:paragraph-properties fo:text-align="start" style:justify-single-word="false"/>
      <style:text-properties officeooo:rsid="001cb929" officeooo:paragraph-rsid="001cb929"/>
    </style:style>
    <style:style style:name="P41" style:family="paragraph" style:parent-style-name="Standard" style:list-style-name="L18">
      <style:paragraph-properties fo:text-align="start" style:justify-single-word="false"/>
      <style:text-properties officeooo:rsid="001cb929" officeooo:paragraph-rsid="001cb929"/>
    </style:style>
    <style:style style:name="P42" style:family="paragraph" style:parent-style-name="Standard" style:list-style-name="L19">
      <style:paragraph-properties fo:text-align="start" style:justify-single-word="false"/>
      <style:text-properties officeooo:rsid="001cb929" officeooo:paragraph-rsid="001cb929"/>
    </style:style>
    <style:style style:name="P43" style:family="paragraph" style:parent-style-name="Standard" style:list-style-name="L20">
      <style:paragraph-properties fo:text-align="start" style:justify-single-word="false"/>
      <style:text-properties officeooo:rsid="001e9d61" officeooo:paragraph-rsid="001e9d61"/>
    </style:style>
    <style:style style:name="P44" style:family="paragraph" style:parent-style-name="Standard">
      <style:paragraph-properties fo:text-align="start" style:justify-single-word="false"/>
      <style:text-properties officeooo:rsid="001e9d61" officeooo:paragraph-rsid="001e9d61"/>
    </style:style>
    <style:style style:name="P45" style:family="paragraph" style:parent-style-name="Standard" style:list-style-name="L21">
      <style:paragraph-properties fo:text-align="start" style:justify-single-word="false"/>
      <style:text-properties officeooo:rsid="001e9d61" officeooo:paragraph-rsid="001e9d61"/>
    </style:style>
    <style:style style:name="P46" style:family="paragraph" style:parent-style-name="Standard" style:list-style-name="L22">
      <style:paragraph-properties fo:text-align="start" style:justify-single-word="false"/>
      <style:text-properties officeooo:rsid="001e9d61" officeooo:paragraph-rsid="001e9d61"/>
    </style:style>
    <style:style style:name="P47" style:family="paragraph" style:parent-style-name="Standard">
      <style:paragraph-properties fo:text-align="start" style:justify-single-word="false"/>
      <style:text-properties officeooo:rsid="001f620c" officeooo:paragraph-rsid="001f620c"/>
    </style:style>
    <style:style style:name="P48" style:family="paragraph" style:parent-style-name="Standard" style:list-style-name="L23">
      <style:paragraph-properties fo:text-align="start" style:justify-single-word="false"/>
      <style:text-properties officeooo:rsid="001f620c" officeooo:paragraph-rsid="001f620c"/>
    </style:style>
    <style:style style:name="P49" style:family="paragraph" style:parent-style-name="Standard" style:list-style-name="L23">
      <style:paragraph-properties fo:text-align="start" style:justify-single-word="false"/>
      <style:text-properties officeooo:rsid="00212961" officeooo:paragraph-rsid="00212961"/>
    </style:style>
    <style:style style:name="P50" style:family="paragraph" style:parent-style-name="Standard">
      <style:paragraph-properties fo:text-align="start" style:justify-single-word="false"/>
      <style:text-properties officeooo:rsid="00212961" officeooo:paragraph-rsid="00212961"/>
    </style:style>
    <style:style style:name="P51" style:family="paragraph" style:parent-style-name="Standard" style:list-style-name="L24">
      <style:paragraph-properties fo:text-align="start" style:justify-single-word="false"/>
      <style:text-properties officeooo:rsid="00212961" officeooo:paragraph-rsid="00212961"/>
    </style:style>
    <style:style style:name="P52" style:family="paragraph" style:parent-style-name="Standard" style:list-style-name="L23">
      <style:paragraph-properties fo:text-align="start" style:justify-single-word="false"/>
      <style:text-properties officeooo:rsid="0021a6ec" officeooo:paragraph-rsid="0021a6ec"/>
    </style:style>
    <style:style style:name="P53" style:family="paragraph" style:parent-style-name="Table_20_Contents">
      <style:paragraph-properties fo:text-align="center" style:justify-single-word="false"/>
      <style:text-properties fo:font-size="12pt" fo:language="de" fo:country="DE" officeooo:rsid="002c49ec" officeooo:paragraph-rsid="002c49ec" style:font-size-asian="10.5pt" style:font-size-complex="12pt"/>
    </style:style>
    <style:style style:name="P54" style:family="paragraph" style:parent-style-name="Table_20_Contents">
      <style:paragraph-properties fo:text-align="start" style:justify-single-word="false"/>
      <style:text-properties fo:font-size="12pt" fo:language="de" fo:country="DE" officeooo:rsid="002c49ec" officeooo:paragraph-rsid="002c49ec" style:font-size-asian="10.5pt" style:font-size-complex="12pt"/>
    </style:style>
    <style:style style:name="P55" style:family="paragraph" style:parent-style-name="Table_20_Contents">
      <style:paragraph-properties fo:text-align="start" style:justify-single-word="false"/>
      <style:text-properties fo:font-size="12pt" fo:language="de" fo:country="DE" style:font-size-asian="10.5pt" style:font-size-complex="12pt"/>
    </style:style>
    <style:style style:name="T1" style:family="text">
      <style:text-properties fo:font-size="15pt" fo:language="de" fo:country="DE"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size="15pt" style:text-underline-style="none" fo:font-weight="normal" officeooo:rsid="0012cb48" style:font-size-asian="15pt" style:font-weight-asian="normal" style:font-size-complex="15pt" style:font-weight-complex="normal"/>
    </style:style>
    <style:style style:name="T3" style:family="text">
      <style:text-properties fo:font-size="15pt" style:text-underline-style="none" fo:font-weight="normal" officeooo:rsid="0011dbf6" style:font-size-asian="13.1000003814697pt" style:font-weight-asian="normal" style:font-size-complex="15pt" style:font-weight-complex="normal"/>
    </style:style>
    <style:style style:name="T4" style:family="text">
      <style:text-properties fo:font-size="15pt" style:text-underline-style="none" fo:font-weight="normal" officeooo:rsid="0012cb48" style:font-size-asian="13.1000003814697pt" style:font-weight-asian="normal" style:font-size-complex="15pt" style:font-weight-complex="normal"/>
    </style:style>
    <style:style style:name="T5" style:family="text">
      <style:text-properties fo:font-size="15pt" style:font-size-asian="13.1000003814697pt" style:font-size-complex="15pt"/>
    </style:style>
    <style:style style:name="T6" style:family="text">
      <style:text-properties fo:font-size="15pt" officeooo:rsid="0011dbf6" style:font-size-asian="13.1000003814697pt" style:font-size-complex="15pt"/>
    </style:style>
    <style:style style:name="T7" style:family="text">
      <style:text-properties fo:font-size="15pt" officeooo:rsid="001852e9" style:font-size-asian="13.1000003814697pt" style:font-size-complex="15pt"/>
    </style:style>
    <style:style style:name="T8" style:family="text">
      <style:text-properties fo:font-size="12pt" fo:language="de" fo:country="DE" style:text-underline-style="none" fo:font-weight="normal" officeooo:rsid="0025649b" style:font-size-asian="10.5pt" style:font-weight-asian="normal" style:font-size-complex="12pt" style:font-weight-complex="normal"/>
    </style:style>
    <style:style style:name="T9" style:family="text">
      <style:text-properties fo:language="de" fo:country="DE"/>
    </style:style>
    <style:style style:name="T10" style:family="text">
      <style:text-properties fo:language="de" fo:country="DE" officeooo:rsid="001cb929"/>
    </style:style>
    <style:style style:name="T11" style:family="text">
      <style:text-properties fo:language="de" fo:country="DE" officeooo:rsid="0021a6ec"/>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12cb48" style:font-weight-asian="normal" style:font-weight-complex="normal"/>
    </style:style>
    <style:style style:name="T14" style:family="text">
      <style:text-properties officeooo:rsid="00162ad9"/>
    </style:style>
    <style:style style:name="T15" style:family="text">
      <style:text-properties officeooo:rsid="0017ede8"/>
    </style:style>
    <style:style style:name="T16" style:family="text">
      <style:text-properties officeooo:rsid="0019b4b7"/>
    </style:style>
    <style:style style:name="T17" style:family="text">
      <style:text-properties officeooo:rsid="002c49ec"/>
    </style:style>
    <style:style style:name="T18" style:family="text">
      <style:text-properties style:text-line-through-style="none" style:text-line-through-type="none" fo:font-size="12pt" fo:language="de" fo:country="DE" style:text-underline-style="none"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MEN:</text:p>
      <text:list xml:id="list661203702" text:style-name="L1">
        <text:list-item>
          <text:p text:style-name="P2">Welche Staats- und Regierungsform bekommt Deutschland?</text:p>
        </text:list-item>
      </text:list>
      <text:list xml:id="list1163898547" text:style-name="L2">
        <text:list-item>
          <text:p text:style-name="P14">Manifest Destiny</text:p>
        </text:list-item>
        <text:list-item>
          <text:p text:style-name="P14">Monroe Doktrin</text:p>
        </text:list-item>
        <text:list-item>
          <text:p text:style-name="P14">Roosevelt</text:p>
        </text:list-item>
        <text:list-item>
          <text:p text:style-name="P14">Begriffe: Kapitalismus und Kommunismus</text:p>
        </text:list-item>
      </text:list>
      <text:list xml:id="list188186293" text:style-name="L3">
        <text:list-item>
          <text:p text:style-name="P36"><text:span text:style-name="T2">USA</text:span><text:span text:style-name="T3"><text:tab/></text:span><text:span text:style-name="T4">&amp; UDSSR</text:span></text:p>
        </text:list-item>
      </text:list>
      <text:list xml:id="list2817002143" text:style-name="L4">
        <text:list-item>
          <text:p text:style-name="P26"><text:span text:style-name="T13">D</text:span><text:span text:style-name="T12">emokratieformen</text:span></text:p>
        </text:list-item>
      </text:list>
      <text:list xml:id="list170450755446660" text:continue-list="list188186293" text:style-name="L3">
        <text:list-item>
          <text:list>
            <text:list-item>
              <text:p text:style-name="P15">Freiheitsverständnis der Großmächte</text:p>
            </text:list-item>
            <text:list-item>
              <text:p text:style-name="P15">Massenproduktion, Massenkonsum &amp; Massenkultur in der USA</text:p>
            </text:list-item>
            <text:list-item>
              <text:p text:style-name="P15">Sowjetunion: Wirtschaft, Zusammenhang Industrie- &amp; Militärpolitik</text:p>
            </text:list-item>
            <text:list-item>
              <text:p text:style-name="P15">Begriffe: Planwirtschaft, Marktwirtschaft</text:p>
            </text:list-item>
          </text:list>
        </text:list-item>
      </text:list>
      <text:list xml:id="list822667585" text:style-name="L5">
        <text:list-item>
          <text:p text:style-name="P5">Kooperation zu Konfrontation</text:p>
        </text:list-item>
      </text:list>
      <text:list xml:id="list4115960583" text:style-name="L6">
        <text:list-item>
          <text:p text:style-name="P16">Situation der Welt bei Kriegsende</text:p>
        </text:list-item>
        <text:list-item>
          <text:p text:style-name="P16">Containment-Politik der USA</text:p>
        </text:list-item>
        <text:list-item>
          <text:p text:style-name="P16">Truman-Doktrin der USA</text:p>
        </text:list-item>
        <text:list-item>
          <text:p text:style-name="P17">Sichtweise der US-Außenpolitik durch die Sowjetunion</text:p>
        </text:list-item>
      </text:list>
      <text:list xml:id="list1866512787" text:style-name="L7">
        <text:list-item>
          <text:p text:style-name="P6">Kalter Kriegs</text:p>
        </text:list-item>
      </text:list>
      <text:list xml:id="list891464935" text:style-name="L8">
        <text:list-item>
          <text:p text:style-name="P24">Erste Berlin-Krise</text:p>
        </text:list-item>
        <text:list-item>
          <text:p text:style-name="P24">Wettrüsten</text:p>
        </text:list-item>
        <text:list-item>
          <text:p text:style-name="P24">Korea-Krieg(1950-1953)</text:p>
        </text:list-item>
        <text:list-item>
          <text:p text:style-name="P24">Zweite Berlin-Krise(1958-1961)</text:p>
        </text:list-item>
        <text:list-item>
          <text:p text:style-name="P24">Kuba-Krise(1962)</text:p>
        </text:list-item>
        <text:list-item>
          <text:p text:style-name="P24">Vietnam-Krieg(1964)</text:p>
        </text:list-item>
      </text:list>
      <text:list xml:id="list3850563098" text:style-name="L9">
        <text:list-item>
          <text:p text:style-name="P7">BRD &amp; DDR</text:p>
        </text:list-item>
      </text:list>
      <text:list xml:id="list4240711829" text:style-name="L10">
        <text:list-item>
          <text:p text:style-name="P25">Wirtschaft</text:p>
        </text:list-item>
        <text:list-item>
          <text:p text:style-name="P25">Lebensverhältnisse</text:p>
        </text:list-item>
        <text:list-item>
          <text:p text:style-name="P25">Berliner Mauer</text:p>
        </text:list-item>
        <text:list-item>
          <text:p text:style-name="P25">Stasi</text:p>
        </text:list-item>
      </text:list>
      <text:list xml:id="list1900315457" text:style-name="L11">
        <text:list-item>
          <text:p text:style-name="P8">Trümmerfrauen</text:p>
        </text:list-item>
      </text:list>
      <text:p text:style-name="P9"/>
      <text:p text:style-name="P9"/>
      <text:list xml:id="list2260237315" text:style-name="L12">
        <text:list-item>
          <text:list>
            <text:list-header>
              <text:p text:style-name="P3"><text:tab/></text:p>
            </text:list-header>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7"><text:span text:style-name="T6"/></text:p>
      <text:p text:style-name="P37"><text:soft-page-break/><text:span text:style-name="T6">1. </text:span><text:span text:style-name="T5">Manifest Destiny</text:span></text:p>
      <text:p text:style-name="P18">→ USA hat göttlichen Auftrag in Richtung Westen zu expandieren</text:p>
      <text:p text:style-name="P18">→ nicht nur Ideologie sondern allgemeiner Begriff</text:p>
      <text:p text:style-name="P18">→ bedeutet soviel wie offenkundiges Schicksal</text:p>
      <text:p text:style-name="P18">→ mitverantwortlich an amerikanisch-mexikanischem Krieg(1846-1848)</text:p>
      <text:p text:style-name="P18">→ findet Fortsetzung im amerikanischem Exzeptionalismus</text:p>
      <text:p text:style-name="P18">→ <text:span text:style-name="T14">Ziel eine äußerst mächtige Nation die aus vielen Republiken besteht, deren Bewohner frei nach <text:tab/>dem christlichen Glauben leben.</text:span></text:p>
      <text:p text:style-name="P18"/>
      <text:p text:style-name="P10">2. Monroe Doktrin</text:p>
      <text:p text:style-name="P18">- <text:span text:style-name="T15">entstanden 1823</text:span></text:p>
      <text:p text:style-name="P19">- Existenz zweier politischer Sphären</text:p>
      <text:p text:style-name="P19">- Nichteinmischung der USA in europäische Konflikte</text:p>
      <text:p text:style-name="P19">- Europäischen Ländern ist es verboten in Südamerika zu rekolonialisieren, ansonsten Intervention.</text:p>
      <text:p text:style-name="P19">- Erweiterung 1950: Verteidigung freier Völker wie im Weltkrieg und Südamerika gegen UdSSR.</text:p>
      <text:p text:style-name="P19">- Freundschaft zu Europa aber keine Einmischung in dessen Politik.</text:p>
      <text:p text:style-name="P19">- Europäischen Mächten ist es verboten ihre Systeme auszubreiten.</text:p>
      <text:p text:style-name="P10"/>
      <text:p text:style-name="P37"><text:span text:style-name="T5">3. Roosevelt </text:span><text:span text:style-name="T7">Corollary</text:span></text:p>
      <text:p text:style-name="P20">Änderungen an Monroe Doktrin<text:span text:style-name="T16">(1905)</text:span>:</text:p>
      <text:p text:style-name="P20">- USA nicht nur Interventionsrecht in Europa sondern auch Schiedsrichterfunktion</text:p>
      <text:p text:style-name="P20">- Eingreifen in inneramerikanische Konflikte</text:p>
      <text:p text:style-name="P20">- „internationale Polizeigewalt“</text:p>
      <text:p text:style-name="P20">- Vorwurf der <text:span text:style-name="T16">militaristischen <text:s/>&amp; imperialistischen Außenpolitik</text:span></text:p>
      <text:p text:style-name="P21">- Als Unrecht gilt: Keine Ordnung halten, nicht „vernünftig“ in sozialen und politischen Fragen <text:tab/>handeln, Keine Schulden zahlen</text:p>
      <text:p text:style-name="P21">–&gt; Einmischung in zweiten Weltkrieg</text:p>
      <text:p text:style-name="P10"/>
      <text:p text:style-name="P10">4. Kapitalismus</text:p>
      <text:list xml:id="list458606042" text:style-name="L25">
        <text:list-item>
          <text:p text:style-name="P23">Privateigentum an Produktionsmitteln</text:p>
        </text:list-item>
        <text:list-item>
          <text:p text:style-name="P23">Marktwirtschaft</text:p>
        </text:list-item>
        <text:list-item>
          <text:p text:style-name="P23">„freie Lohnarbeit“ (Hausarbeit, ehrenamtliche Arbeit,…)</text:p>
        </text:list-item>
        <text:list-item>
          <text:p text:style-name="P23">Streben nach Gewinn</text:p>
        </text:list-item>
      </text:list>
      <text:p text:style-name="P10"/>
      <text:p text:style-name="P10">5. Kommunismus</text:p>
      <text:p text:style-name="P22">4 Ausprägungen:</text:p>
      <text:list xml:id="list1852213195" text:style-name="L13">
        <text:list-item>
          <text:p text:style-name="P12"><text:span text:style-name="T10">Entstand in Frankreich: </text:span></text:p>
        </text:list-item>
      </text:list>
      <text:list xml:id="list778366060" text:style-name="L14">
        <text:list-item>
          <text:p text:style-name="P38"><text:span text:style-name="T9">soziale Gleichheit</text:span></text:p>
        </text:list-item>
        <text:list-item>
          <text:p text:style-name="P38"><text:span text:style-name="T9">Gemeineigentum → wird von sozialem Kollektiv verwaltet</text:span></text:p>
        </text:list-item>
      </text:list>
      <text:list xml:id="list3257031514" text:style-name="L16">
        <text:list-item>
          <text:p text:style-name="P39"><text:span text:style-name="T9">Theorien von Marx, Engels &amp; Lenin:</text:span></text:p>
        </text:list-item>
      </text:list>
      <text:list xml:id="list533233389" text:style-name="L17">
        <text:list-item>
          <text:p text:style-name="P40"><text:span text:style-name="T9">ökonomische &amp; politische Lehren</text:span></text:p>
        </text:list-item>
        <text:list-item>
          <text:p text:style-name="P40"><text:span text:style-name="T9">Ziel: herrschaftsfreie &amp; klassenlose Gesellschaft</text:span></text:p>
        </text:list-item>
      </text:list>
      <text:list xml:id="list3127984394" text:style-name="L18">
        <text:list-item>
          <text:p text:style-name="P41"><text:span text:style-name="T9">Bewegungen &amp; Parteien:</text:span></text:p>
        </text:list-item>
      </text:list>
      <text:list xml:id="list3183046730" text:style-name="L19">
        <text:list-item>
          <text:p text:style-name="P42"><text:span text:style-name="T9">Ziel diese Lehren umzusetzen</text:span></text:p>
        </text:list-item>
      </text:list>
      <text:list xml:id="list2471700715" text:style-name="L20">
        <text:list-item>
          <text:p text:style-name="P43"><text:span text:style-name="T9">Herrschaftssysteme</text:span></text:p>
        </text:list-item>
      </text:list>
      <text:list xml:id="list2361486574" text:style-name="L21">
        <text:list-item>
          <text:p text:style-name="P45"><text:span text:style-name="T9">„kommunistische“ Parteidiktaturen: UdSSR, China</text:span></text:p>
        </text:list-item>
      </text:list>
      <text:p text:style-name="P44"><text:span text:style-name="T9"/></text:p>
      <text:p text:style-name="P44"><text:span text:style-name="T9">Kritik an Kapitalismus durch Marx:</text:span></text:p>
      <text:list xml:id="list4231665945" text:style-name="L22">
        <text:list-item>
          <text:p text:style-name="P46"><text:span text:style-name="T9">Arbeit soll eigentlich Selbstverwirklichung sein, wird zur Ware die möglichst billig gekauft und ausgebeutet werden muss.</text:span></text:p>
        </text:list-item>
        <text:list-item>
          <text:p text:style-name="P46"><text:soft-page-break/><text:span text:style-name="T9">Klassenherrschaft ist Folge von Ausbeutung, muss zwangsläufig passieren um Kapitalstellung auf dem Markt zu bekommen, Arbeitskosten müssen möglichst gering gehalten werden.</text:span></text:p>
        </text:list-item>
        <text:list-item>
          <text:p text:style-name="P46"><text:span text:style-name="T9">Fordert Sturz der Regierungen durch das Proletariat.</text:span></text:p>
        </text:list-item>
      </text:list>
      <text:p text:style-name="P44"><text:span text:style-name="T9"/></text:p>
      <text:p text:style-name="P47"><text:span text:style-name="T9">Leninismus: </text:span></text:p>
      <text:list xml:id="list2788521834" text:style-name="L23">
        <text:list-item>
          <text:p text:style-name="P48"><text:span text:style-name="T9">Nach Oktoberrevolution wird aus Russland Arbeiter- und Bauernstaat, dann Bürgerkrieg, Ausdehnung auf UdSSR, Lenin unumstrittene Führungsperson</text:span></text:p>
        </text:list-item>
        <text:list-item>
          <text:p text:style-name="P49"><text:span text:style-name="T9">Diktatur des Proletariats </text:span><text:span text:style-name="T11">als politisches Übergangssystem gegen Unterdrücker, Ausbeuter, Kapitalisten(Gewalt) um später Freiheit im Kommunismus zu bekommen.</text:span></text:p>
        </text:list-item>
        <text:list-item>
          <text:p text:style-name="P49"><text:span text:style-name="T9">Sozialistisches Rätesystem</text:span></text:p>
        </text:list-item>
        <text:list-item>
          <text:p text:style-name="P52"><text:span text:style-name="T9">Warnt im Testament vor Stalin</text:span></text:p>
        </text:list-item>
      </text:list>
      <text:p text:style-name="P50"><text:span text:style-name="T9"/></text:p>
      <text:p text:style-name="P50"><text:span text:style-name="T9">Stalinismus:</text:span></text:p>
      <text:list xml:id="list4027829190" text:style-name="L24">
        <text:list-item>
          <text:p text:style-name="P51"><text:span text:style-name="T9">Stalin gewinnt im internen Machtkampf KPdSU Alleinherrschaft</text:span></text:p>
        </text:list-item>
        <text:list-item>
          <text:p text:style-name="P51"><text:span text:style-name="T9">Festigt Diktatur durch Zwangsumsiedlungen, Gulags, stalinistische Säuberungen</text:span></text:p>
        </text:list-item>
        <text:list-item>
          <text:p text:style-name="P51"><text:span text:style-name="T9">Lässt Oktober-revolutionäre verbannen und morden, auch Anführer Rote Armee.</text:span></text:p>
        </text:list-item>
      </text:list>
      <text:p text:style-name="P50"><text:span text:style-name="T9"/></text:p>
      <text:p text:style-name="P11"><text:span text:style-name="T9">6. Demokratieformen</text:span></text:p>
      <text:list xml:id="list2649396658" text:style-name="L26">
        <text:list-item>
          <text:p text:style-name="P30"><text:span text:style-name="T9">UdSSR: Rätedemokratie(nur symbolisch, eigentlich Alleinherrschaft)</text:span></text:p>
        </text:list-item>
      </text:list>
      <text:p text:style-name="P13"><text:span text:style-name="T8">Die Arbeiter und Soldaten wählen ihre Arbeiter- und Soldatenräte. Diese wiederum wählen die Arbeiter- und Soldatenräte auf Kreisebene, diese wiederum die Arbeiter- und Soldatenräte auf Bezirksebene. Schlussendlich wählen diese dann den Obersten Rätekongress.</text:span></text:p>
      <text:p text:style-name="P29"><text:span text:style-name="T9"/></text:p>
      <text:list xml:id="list170450670004006" text:continue-numbering="true" text:style-name="L26">
        <text:list-item>
          <text:p text:style-name="P30"><text:span text:style-name="T9">USA: Parlamentarische Demokratie</text:span></text:p>
        </text:list-item>
      </text:list>
      <text:p text:style-name="P31"><text:span text:style-name="T9">Es gibt eine Gewaltenteilung. Das Parlament wird durch ein allgemeines Wahlrecht bestimmt und wählt wiederum die Regierung und kontrolliert diese.</text:span></text:p>
      <text:p text:style-name="P27"><text:span text:style-name="T9"/></text:p>
      <text:p text:style-name="P11"><text:span text:style-name="T9">7. Freiheitsverständnis der Großmächte</text:span></text:p>
      <table:table table:name="Table1" table:style-name="Table1">
        <table:table-column table:style-name="Table1.A" table:number-columns-repeated="2"/>
        <table:table-row table:style-name="TableLine1627815166176">
          <table:table-cell table:style-name="Table1.A1" office:value-type="string">
            <text:p text:style-name="P53">USA</text:p>
          </table:table-cell>
          <table:table-cell table:style-name="Table1.B1" office:value-type="string">
            <text:p text:style-name="P53">UdSSR</text:p>
          </table:table-cell>
        </table:table-row>
        <table:table-row table:style-name="Table1.2">
          <table:table-cell table:style-name="Table1.A2" office:value-type="string">
            <text:p text:style-name="P54">Rechte &amp; Pflichten führen zu Freiheit</text:p>
          </table:table-cell>
          <table:table-cell table:style-name="Table1.B2" office:value-type="string">
            <text:p text:style-name="P54">Gewalt notwendig um Freiheit zu erreichen</text:p>
          </table:table-cell>
        </table:table-row>
        <table:table-row table:style-name="TableLine1627815166176">
          <table:table-cell table:style-name="Table1.A2" office:value-type="string">
            <text:p text:style-name="P54">Gesellschaftlichen Unterschieden freien Lauf lassen</text:p>
          </table:table-cell>
          <table:table-cell table:style-name="Table1.B2" office:value-type="string">
            <text:p text:style-name="P54">Keine Klassen, Arme &amp; Reiche gleichgestellt</text:p>
          </table:table-cell>
        </table:table-row>
        <table:table-row table:style-name="TableLine1627815166176">
          <table:table-cell table:style-name="Table1.A2" office:value-type="string">
            <text:p text:style-name="P54">Freiheit des Einzelnen reicht bis zur Freiheit des Anderen</text:p>
          </table:table-cell>
          <table:table-cell table:style-name="Table1.B2" office:value-type="string">
            <text:p text:style-name="P54">Ohne Kapitalismus und Klassen hat jeder Freiheit</text:p>
          </table:table-cell>
        </table:table-row>
        <table:table-row table:style-name="TableLine1627815166176">
          <table:table-cell table:style-name="Table1.A2" office:value-type="string">
            <text:p text:style-name="P54">Polizei notwendig</text:p>
          </table:table-cell>
          <table:table-cell table:style-name="Table1.B2" office:value-type="string">
            <text:p text:style-name="P54">Weder Staat noch Polizei vonnöten(nur als Übergang)</text:p>
          </table:table-cell>
        </table:table-row>
        <table:table-row table:style-name="TableLine1627815166176">
          <table:table-cell table:style-name="Table1.A2" office:value-type="string">
            <text:p text:style-name="P55">„<text:span text:style-name="T17">Schutzmacht“ bringt Regulierung </text:span></text:p>
          </table:table-cell>
          <table:table-cell table:style-name="Table1.B2" office:value-type="string">
            <text:p text:style-name="P54">Alles reguliert sich selbst</text:p>
          </table:table-cell>
        </table:table-row>
        <table:table-row table:style-name="TableLine1627815166176">
          <table:table-cell table:style-name="Table1.A2" office:value-type="string">
            <text:p text:style-name="P54">Freie Wirtschaft</text:p>
          </table:table-cell>
          <table:table-cell table:style-name="Table1.B2" office:value-type="string">
            <text:p text:style-name="P54">Wirtschaft, wo niemand über jemandem steht</text:p>
          </table:table-cell>
        </table:table-row>
        <table:table-row table:style-name="TableLine1627815166176">
          <table:table-cell table:style-name="Table1.A2" office:value-type="string">
            <text:p text:style-name="P54">Parlamentarische Demokratie</text:p>
          </table:table-cell>
          <table:table-cell table:style-name="Table1.B2" office:value-type="string">
            <text:p text:style-name="P54">Rätedemokratie</text:p>
          </table:table-cell>
        </table:table-row>
        <table:table-row table:style-name="TableLine1627815166176">
          <table:table-cell table:style-name="Table1.A2" office:value-type="string">
            <text:p text:style-name="P54">Grundrechte</text:p>
          </table:table-cell>
          <table:table-cell table:style-name="Table1.B2" office:value-type="string">
            <text:p text:style-name="P55"/>
          </table:table-cell>
        </table:table-row>
      </table:table>
      <text:p text:style-name="P27"><text:span text:style-name="T9"/></text:p>
      <text:p text:style-name="P27"><text:span text:style-name="T9"/></text:p>
      <text:p text:style-name="P11"><text:span text:style-name="T9">8. Massenkonsum, Massenproduktion, Massenkultur in der USA</text:span></text:p>
      <text:p text:style-name="P34"><text:span text:style-name="T9">Die Massenproduktion in der USA wurde durch die starke Wirtschaft ermöglicht. Das führte zur Entstehung neuer Mode und Werbung. Ihre Abhängigkeit von dem Käufer wurde durch den Massenkonsum gedeckt, der benötigt ist um eine Massenproduktion am Laufen zu halten, die Massenproduktion selbst aber eine Notwendigkeit für ihn. Die Werbung und Mode wiederum führt </text:span><text:soft-page-break/><text:span text:style-name="T9">zu noch mehr Massenkonsum, was den Kreislauf schließt. Das alles führt zur Entstehung der Massenkultur.</text:span></text:p>
      <text:p text:style-name="P27"><text:span text:style-name="T9"/></text:p>
      <text:p text:style-name="P11"><text:span text:style-name="T9">9. Sowjetunion: Zusammenhang Industrie- Militärpolitik</text:span></text:p>
      <text:list xml:id="list1786063238" text:style-name="L30">
        <text:list-item>
          <text:p text:style-name="P35"><text:span text:style-name="T9">Verbesserung der Arbeitsdisziplin: Vermittlung technischer Grundkenntnisse der Militärtechnik unter der bäurischen Bevölkerung.</text:span></text:p>
        </text:list-item>
        <text:list-item>
          <text:p text:style-name="P35"><text:span text:style-name="T9">Industrialisierungspolitik</text:span></text:p>
        </text:list-item>
        <text:list-item>
          <text:p text:style-name="P35"><text:span text:style-name="T9">Drohende äußere Gefahr: gesteigerte Planziele, Mobilisierung Bevölkerung</text:span></text:p>
        </text:list-item>
        <text:list-item>
          <text:p text:style-name="P35"><text:span text:style-name="T9">Übertragung innenpolitische Probleme auf nationale „Schädlingstätigkeit“</text:span></text:p>
        </text:list-item>
        <text:list-item>
          <text:p text:style-name="P35"><text:span text:style-name="T9">Stärkung Verteidigungsfähigkeit: Forcierung einzelner Volkswirtschaftsbereiche, Ausbau Rüstungssektor</text:span></text:p>
        </text:list-item>
        <text:list-item>
          <text:p text:style-name="P35"><text:span text:style-name="T9">Durch Gefahrendrohung erhalten Auswirkungen genannter Punkte Legitimitation</text:span></text:p>
        </text:list-item>
      </text:list>
      <text:p text:style-name="P28"><text:span text:style-name="T18"/></text:p>
      <text:p text:style-name="P28"><text:span text:style-name="T1">11. Planwirtschaft</text:span></text:p>
      <text:list xml:id="list525679232" text:style-name="L27">
        <text:list-item>
          <text:p text:style-name="P32"><text:span text:style-name="T9">Zuordnung von Arbeit, Kapital und Boden werden von zentraler Instanz getroffen</text:span></text:p>
        </text:list-item>
        <text:list-item>
          <text:p text:style-name="P32"><text:span text:style-name="T9">Abstimmung zwischen Angebot und Nachfrage durch zentrale Instanz</text:span></text:p>
        </text:list-item>
        <text:list-item>
          <text:p text:style-name="P32"><text:span text:style-name="T9">Verteilung von Konsum und Produktionsgütern durch zentrale Instanz</text:span></text:p>
        </text:list-item>
      </text:list>
      <text:p text:style-name="P27"><text:span text:style-name="T9"/></text:p>
      <text:p text:style-name="P11"><text:span text:style-name="T9">12. Marktwirtschaft</text:span></text:p>
      <text:list xml:id="list316170997" text:style-name="L29">
        <text:list-item>
          <text:p text:style-name="P33"><text:span text:style-name="T9">Entscheidungs- und Handlungsrechte werden durch Konzern festgelegt</text:span></text:p>
        </text:list-item>
        <text:list-item>
          <text:p text:style-name="P33"><text:span text:style-name="T9">Planung &amp; Koordination Wirtschaftsprozesse dezentral</text:span></text:p>
        </text:list-item>
        <text:list-item>
          <text:p text:style-name="P33"><text:span text:style-name="T9">individuelle Güter werden durch Marktpreise verteilt, öffentliche Güter durch Politik.</text:span></text:p>
        </text:list-item>
      </text:list>
      <text:p text:style-name="P50"><text:span text:style-name="T9"/></text:p>
      <text:p text:style-name="P50"><text:span text:style-name="T9"/></text:p>
      <text:p text:style-name="P47"><text:span text:style-name="T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3:42:33.896000000</meta:creation-date>
    <dc:date>2020-11-06T17:04:36.244000000</dc:date>
    <meta:editing-duration>PT4H23M41S</meta:editing-duration>
    <meta:editing-cycles>24</meta:editing-cycles>
    <meta:generator>LibreOffice/7.0.2.2$Windows_X86_64 LibreOffice_project/8349ace3c3162073abd90d81fd06dcfb6b36b994</meta:generator>
    <meta:document-statistic meta:table-count="1" meta:image-count="0" meta:object-count="0" meta:page-count="4" meta:paragraph-count="124" meta:word-count="799" meta:character-count="6136" meta:non-whitespace-character-count="5521"/>
  </office:meta>
</office:document-meta>
</file>